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matplotlib.pyplot as plt</text:p>
      <text:p text:style-name="Standard">import numpy as np</text:p>
      <text:p text:style-name="Standard">import scipy.integrate as integrate</text:p>
      <text:p text:style-name="Standard">import math</text:p>
      <text:p text:style-name="Standard">import scipy</text:p>
      <text:p text:style-name="Standard">from scipy import stats</text:p>
      <text:p text:style-name="Standard">import pandas as pd</text:p>
      <text:p text:style-name="Standard">def alpha1(x,y):</text:p>
      <text:p text:style-name="Standard"><text:s text:c="4"/>dy_dx= y[1]</text:p>
      <text:p text:style-name="Standard"><text:s text:c="4"/>dy1_dx=-2*(-(x**2)/(2)+((em)))*y[0]</text:p>
      <text:p text:style-name="Standard"><text:s text:c="4"/>return [dy_dx,dy1_dx]</text:p>
      <text:p text:style-name="Standard"><text:s text:c="4"/></text:p>
      <text:p text:style-name="Standard">def sub_plot(ax,a,b,d,title):</text:p>
      <text:p text:style-name="Standard"><text:s text:c="4"/>ax.scatter(a,b,label="Numerical Value")</text:p>
      <text:p text:style-name="Standard"><text:s text:c="4"/>ax.plot(a,d,label="Inbuilt Solution")</text:p>
      <text:p text:style-name="Standard"><text:s text:c="4"/>ax.set_title(title)</text:p>
      <text:p text:style-name="Standard"><text:s text:c="4"/>ax.set_xlabel("\u03BE")</text:p>
      <text:p text:style-name="Standard"><text:s text:c="4"/>ax.set_ylabel("u(\u03BE)")</text:p>
      <text:p text:style-name="Standard"><text:s text:c="4"/>ax.legend()</text:p>
      <text:p text:style-name="Standard"><text:s text:c="4"/>ax.grid(True)</text:p>
      <text:p text:style-name="Standard"/>
      <text:p text:style-name="Standard">def numerov(xi,xf,N,e,n):</text:p>
      <text:p text:style-name="Standard"><text:s text:c="4"/>N = N + 1</text:p>
      <text:p text:style-name="Standard"><text:s text:c="4"/>x=np.linspace(xi,xf,N)</text:p>
      <text:p text:style-name="Standard"><text:s text:c="4"/>h = (xf-xi)/(N)</text:p>
      <text:p text:style-name="Standard"><text:s text:c="4"/>alpha= 2*(-(x**2)/(2) + e)</text:p>
      <text:p text:style-name="Standard"><text:s text:c="4"/>C = []</text:p>
      <text:p text:style-name="Standard"><text:s text:c="4"/>global em </text:p>
      <text:p text:style-name="Standard"><text:s text:c="4"/>em =e </text:p>
      <text:p text:style-name="Standard"><text:s text:c="4"/>for i in range(N):</text:p>
      <text:p text:style-name="Standard"><text:s text:c="8"/>C_i = 1+(h**2/12)*alpha[i]</text:p>
      <text:p text:style-name="Standard"><text:s text:c="8"/>C.append(C_i)</text:p>
      <text:p text:style-name="Standard"><text:s text:c="4"/>U = np.zeros((N))</text:p>
      <text:p text:style-name="Standard"><text:s text:c="4"/>if n%2==0:</text:p>
      <text:p text:style-name="Standard"><text:s text:c="8"/>u_0=1</text:p>
      <text:p text:style-name="Standard"><text:s text:c="8"/>u_1= (6 - 5*C[0])/C[1]</text:p>
      <text:p text:style-name="Standard"><text:s text:c="8"/>u_prime=0</text:p>
      <text:p text:style-name="Standard"><text:s text:c="4"/>else:</text:p>
      <text:p text:style-name="Standard"><text:s text:c="8"/>u_0=0</text:p>
      <text:p text:style-name="Standard"><text:s text:c="8"/>u_1= h</text:p>
      <text:p text:style-name="Standard"><text:s text:c="8"/>u_prime=1</text:p>
      <text:p text:style-name="Standard"><text:s text:c="4"/>U[0] = u_0</text:p>
      <text:p text:style-name="Standard"><text:s text:c="4"/>U[1] = u_1</text:p>
      <text:p text:style-name="Standard"><text:s text:c="4"/>for i in range(1,N-1):</text:p>
      <text:p text:style-name="Standard"><text:s text:c="8"/>U[i+1] = (1/C[i+1])*((12-10*C[i])*U[i]-C[i-1]*U[i-1])</text:p>
      <text:p text:style-name="Standard"><text:s text:c="4"/>a=integrate.simps(U**2,x)</text:p>
      <text:p text:style-name="Standard"><text:s text:c="4"/>N=U/(np.sqrt(a)) </text:p>
      <text:p text:style-name="Standard"><text:s text:c="4"/>sol=integrate.solve_ivp(alpha1,[xi,xf],[u_0,u_prime] , dense_output=True) <text:s text:c="2"/></text:p>
      <text:p text:style-name="Standard"><text:s text:c="4"/>b=sol.sol(x)</text:p>
      <text:p text:style-name="Standard"><text:s text:c="4"/>c=integrate.simps(np.array(b[0]**2),x)</text:p>
      <text:p text:style-name="Standard"><text:s text:c="4"/>N1=b[0]/(np.sqrt(c))</text:p>
      <text:p text:style-name="Standard"><text:s text:c="4"/>return N,x ,alpha , N1</text:p>
      <text:p text:style-name="Standard"><text:soft-page-break/></text:p>
      <text:p text:style-name="Standard">def e_range(u,n_node,E_min,E_max) :</text:p>
      <text:p text:style-name="Standard"><text:s text:c="4"/>I = []</text:p>
      <text:p text:style-name="Standard"><text:s text:c="4"/>E = (E_min+E_max)/2</text:p>
      <text:p text:style-name="Standard"><text:s text:c="4"/>for i in range(len(u)):</text:p>
      <text:p text:style-name="Standard"><text:s text:c="8"/>if (u[i-1]*u[i]) &lt; 0:</text:p>
      <text:p text:style-name="Standard"><text:s text:c="11"/>I.append(i)</text:p>
      <text:p text:style-name="Standard"><text:s text:c="4"/>N_node = len(I)</text:p>
      <text:p text:style-name="Standard"><text:s text:c="4"/>if N_node &gt; int((n_node)/2):</text:p>
      <text:p text:style-name="Standard"><text:s text:c="7"/>E_max = E</text:p>
      <text:p text:style-name="Standard"><text:s text:c="4"/>else:</text:p>
      <text:p text:style-name="Standard"><text:s text:c="7"/>E_min = E</text:p>
      <text:p text:style-name="Standard"><text:s text:c="4"/>return len(I),E_min,E_max</text:p>
      <text:p text:style-name="Standard"/>
      <text:p text:style-name="Standard">def E(xi,xf,N,n_node,E_min,E_max,n,tol):</text:p>
      <text:p text:style-name="Standard"><text:s text:c="4"/>for i in range(10):</text:p>
      <text:p text:style-name="Standard"><text:s text:c="8"/>U ,x,alpha ,analitic <text:s/>= numerov(xi,xf,N,(E_max+E_min)/2,n)</text:p>
      <text:p text:style-name="Standard"><text:s text:c="8"/>I ,E_min_new,E_max_new = e_range(U,n_node,E_min,E_max)</text:p>
      <text:p text:style-name="Standard"><text:s text:c="8"/>if abs(E_max_new - E_min_new)&lt;tol:</text:p>
      <text:p text:style-name="Standard"><text:s text:c="12"/>break</text:p>
      <text:p text:style-name="Standard"><text:s text:c="8"/>else:</text:p>
      <text:p text:style-name="Standard"><text:s text:c="12"/>E_min = E_min_new</text:p>
      <text:p text:style-name="Standard"><text:s text:c="12"/>E_max = E_max_new</text:p>
      <text:p text:style-name="Standard"><text:s text:c="4"/>if n/2 == 1: E_min_new =E_min + 4</text:p>
      <text:p text:style-name="Standard"><text:s text:c="4"/>return E_min_new,E_max_new,U,alpha ,analitic</text:p>
      <text:p text:style-name="Standard">eigen_value =[]</text:p>
      <text:p text:style-name="Standard">analytical=[]</text:p>
      <text:p text:style-name="Standard">n=[0,1,2,3,4,5]</text:p>
      <text:p text:style-name="Standard">for i in n:</text:p>
      <text:p text:style-name="Standard"><text:s text:c="4"/>E_min,E_max,U,alpha , analytic= E(0,4,100,i,0,8,i,10**(-10))</text:p>
      <text:p text:style-name="Standard"><text:s text:c="4"/>anal=(i+1/2)</text:p>
      <text:p text:style-name="Standard"><text:s text:c="4"/>analytical.append(anal)</text:p>
      <text:p text:style-name="Standard"><text:s text:c="4"/>eigen_value.append((E_min+E_max)/2)</text:p>
      <text:p text:style-name="Standard">data={"Eigen Value Numerically" : eigen_value , "Analytically": analytical}</text:p>
      <text:p text:style-name="Standard">print(pd.DataFrame(data))</text:p>
      <text:p text:style-name="Standard">plt.scatter(n,eigen_value,label='n vs E_n')</text:p>
      <text:p text:style-name="Standard">plt.grid()</text:p>
      <text:p text:style-name="Standard">plt.legend()</text:p>
      <text:p text:style-name="Standard">plt.xlabel(" N")</text:p>
      <text:p text:style-name="Standard">plt.xlabel(" Eigen Value")</text:p>
      <text:p text:style-name="Standard">plt.title("E_n as function of n")</text:p>
      <text:p text:style-name="Standard">plt.show()</text:p>
      <text:p text:style-name="Standard">slope, intercept, r, p, se=scipy.stats.linregress(n,eigen_value)</text:p>
      <text:p text:style-name="Standard">print("...............................")</text:p>
      <text:p text:style-name="Standard">print( " The Slope of the curve fitted graph is : ",slope)</text:p>
      <text:p text:style-name="Standard">print("...............................")</text:p>
      <text:p text:style-name="Standard">print( " The Intercept of the curve fitted graph is : ",intercept)</text:p>
      <text:p text:style-name="Standard"/>
      <text:p text:style-name="Standard">plt.plot(np.power(n,2),eigen_value )</text:p>
      <text:p text:style-name="Standard">plt.xlabel(" N_square")</text:p>
      <text:p text:style-name="Standard">plt.ylabel(" Eigen Value")</text:p>
      <text:p text:style-name="Standard">plt.grid()</text:p>
      <text:p text:style-name="Standard"><text:soft-page-break/>plt.title("E_n as function of n")</text:p>
      <text:p text:style-name="Standard">plt.show()</text:p>
      <text:p text:style-name="Standard">slope, intercept, r, p, se=scipy.stats.linregress(np.power(n,2),eigen_value)</text:p>
      <text:p text:style-name="Standard">print("...............................")</text:p>
      <text:p text:style-name="Standard">print( " The Slope of the curve fitted graph is : ",slope)</text:p>
      <text:p text:style-name="Standard">print("...............................")</text:p>
      <text:p text:style-name="Standard">print( " The Intercept of the curve fitted graph is : ",intercept)</text:p>
      <text:p text:style-name="Standard"/>
      <text:p text:style-name="Standard">def parity(n,U, b):</text:p>
      <text:p text:style-name="Standard"><text:s text:c="4"/>if n%2==0:</text:p>
      <text:p text:style-name="Standard"><text:s text:c="8"/>U1=U[::-1]</text:p>
      <text:p text:style-name="Standard"><text:s text:c="8"/>U2=U1[1:]</text:p>
      <text:p text:style-name="Standard"><text:s text:c="8"/>b1=b[::-1]</text:p>
      <text:p text:style-name="Standard"><text:s text:c="8"/>b2=b1[1:]</text:p>
      <text:p text:style-name="Standard"><text:s text:c="4"/>elif n%2!= 0:</text:p>
      <text:p text:style-name="Standard"><text:s text:c="8"/>U1=-U[::-1]</text:p>
      <text:p text:style-name="Standard"><text:s text:c="8"/>U2=U1[1:]</text:p>
      <text:p text:style-name="Standard"><text:s text:c="8"/>b1=-b[::-1]</text:p>
      <text:p text:style-name="Standard"><text:s text:c="8"/>b2=b1[1:]</text:p>
      <text:p text:style-name="Standard"><text:s text:c="4"/>total=np.concatenate((U2,U))</text:p>
      <text:p text:style-name="Standard"><text:s text:c="4"/>tot_inbuillt=np.concatenate((b2,b))</text:p>
      <text:p text:style-name="Standard"><text:s text:c="4"/>return total ,tot_inbuillt</text:p>
      <text:p text:style-name="Standard"/>
      <text:p text:style-name="Standard"/>
      <text:p text:style-name="Standard">fig2=plt.figure(figsize=(10,10))</text:p>
      <text:p text:style-name="Standard">fig2, ((axx1, axx2), (axx3, axx4), (axx5, axx6)) = plt.subplots(3,2)</text:p>
      <text:p text:style-name="Standard">fig2.suptitle('u(x) vs x for N intervals')</text:p>
      <text:p text:style-name="Standard">dict = {'0': axx1,'1': axx2,'2': axx3,'3': axx4,'4': axx5,'5': axx6}</text:p>
      <text:p text:style-name="Standard">fig2.delaxes(axx6)</text:p>
      <text:p text:style-name="Standard">for j in range(5):</text:p>
      <text:p text:style-name="Standard"><text:s text:c="4"/>(E_min,E_max,U,alpha , analytic),a= E(0,5,100,j,0,8,j,10**(-10)),1</text:p>
      <text:p text:style-name="Standard"><text:s text:c="4"/>if j==2 or j==3:</text:p>
      <text:p text:style-name="Standard"><text:s text:c="8"/>sub_plot(dict[str(j)],np.linspace(-5,5,201),-parity(j,U,analytic)[0],-parity(j,U,analytic)[1],"For n =" +str(j))</text:p>
      <text:p text:style-name="Standard"><text:s text:c="4"/>else:</text:p>
      <text:p text:style-name="Standard"><text:s text:c="8"/>if j==1 : a=-1</text:p>
      <text:p text:style-name="Standard"><text:s text:c="8"/>sub_plot(dict[str(j)],np.linspace(-5,5,201),parity(j,U,analytic)[0] ,a*parity(j,U,analytic)[1],"For n =" +str(j))</text:p>
      <text:p text:style-name="Standard">plt.tight_layout()</text:p>
      <text:p text:style-name="Standard">plt.show()</text:p>
      <text:p text:style-name="Standard"/>
      <text:p text:style-name="Standard">for j in range(5):</text:p>
      <text:p text:style-name="Standard"><text:s text:c="4"/>(E_min,E_max,U,alpha , analytic),a= E(0,4,100,j,0,8,j,10**(-10)),1</text:p>
      <text:p text:style-name="Standard"><text:s text:c="4"/>if j==2 or j==3:</text:p>
      <text:p text:style-name="Standard"><text:s text:c="8"/>plt.scatter(np.linspace(-4,4,201),(-parity(j,U,analytic)[0])**2 , label='Numerical ')</text:p>
      <text:p text:style-name="Standard"/>
      <text:p text:style-name="Standard"><text:s text:c="8"/>plt.plot(np.linspace(-4,4,201),(-parity(j,U,analytic)[1])**2 , label="Inbuilt") </text:p>
      <text:p text:style-name="Standard"><text:s text:c="4"/>else:</text:p>
      <text:p text:style-name="Standard"><text:s text:c="8"/>if j==1 : a=-1 </text:p>
      <text:p text:style-name="Standard"><text:s text:c="8"/>plt.scatter(np.linspace(-4,4,201),(parity(j,U,analytic)[0] )**2, label='Numerical')</text:p>
      <text:p text:style-name="Standard"><text:s text:c="8"/>plt.plot(np.linspace(-4,4,201),(a*parity(j,U,analytic)[1])**2 , label="Inbuilt")</text:p>
      <text:p text:style-name="Standard"><text:s text:c="4"/>plt.title("Probabilty Density for n =" +str(j))</text:p>
      <text:p text:style-name="Standard"><text:soft-page-break/><text:s text:c="4"/>plt.grid()</text:p>
      <text:p text:style-name="Standard"><text:s text:c="4"/>plt.xlabel("\u03BE")</text:p>
      <text:p text:style-name="Standard"><text:s text:c="4"/>plt.ylabel("u**2(\u03BE)")</text:p>
      <text:p text:style-name="Standard"><text:s text:c="4"/>plt.legend()</text:p>
      <text:p text:style-name="Standard"><text:s text:c="4"/>plt.show()</text:p>
      <text:p text:style-name="Standard"/>
      <text:p text:style-name="Standard">#For x_max=10</text:p>
      <text:p text:style-name="Standard">fig2=plt.figure(figsize=(10,10))</text:p>
      <text:p text:style-name="Standard">fig2, ((axx1, axx2), (axx3, axx4), (axx5, axx6)) = plt.subplots(3,2)</text:p>
      <text:p text:style-name="Standard">fig2.suptitle('u(x) vs x for N intervals')</text:p>
      <text:p text:style-name="Standard">dict = {'0': axx1,'1': axx2,'2': axx3,'3': axx4,'4': axx5,'5': axx6}</text:p>
      <text:p text:style-name="Standard">fig2.delaxes(axx6)</text:p>
      <text:p text:style-name="Standard">for j in range(5):</text:p>
      <text:p text:style-name="Standard"><text:s text:c="4"/>(E_min,E_max,U,alpha , analytic),a= E(0,10,100,j,0,8,j,10**(-10)),1</text:p>
      <text:p text:style-name="Standard"><text:s text:c="4"/>if j==2 or j==3:</text:p>
      <text:p text:style-name="Standard"><text:s text:c="8"/>sub_plot(dict[str(j)],np.linspace(-10,10,201),-parity(j,U,analytic)[0],-parity(j,U,analytic)[1],"For n =" +str(j))</text:p>
      <text:p text:style-name="Standard"><text:s text:c="4"/>else:</text:p>
      <text:p text:style-name="Standard"><text:s text:c="8"/>if j==1 : a=-1</text:p>
      <text:p text:style-name="Standard"><text:s text:c="8"/>sub_plot(dict[str(j)],np.linspace(-10,10,201),parity(j,U,analytic)[0] ,a*parity(j,U,analytic)[1],"For n =" +str(j))</text:p>
      <text:p text:style-name="Standard">plt.tight_layout()</text:p>
      <text:p text:style-name="Standard">plt.show()</text:p>
      <text:p text:style-name="Standard"/>
      <text:p text:style-name="Standard">for j in range(5):</text:p>
      <text:p text:style-name="Standard"><text:s text:c="4"/>(E_min,E_max,U,alpha , analytic),a= E(0,10,100,j,0,8,j,10**(-10)),1</text:p>
      <text:p text:style-name="Standard"><text:s text:c="4"/>if j==2 or j==3:</text:p>
      <text:p text:style-name="Standard"><text:s text:c="8"/>plt.scatter(np.linspace(-10,10,201),(-parity(j,U,analytic)[0])**2 , label='Numerical ')</text:p>
      <text:p text:style-name="Standard"><text:s text:c="8"/>plt.plot(np.linspace(-10,10,201),(-parity(j,U,analytic)[1])**2 , label="Inbuilt") </text:p>
      <text:p text:style-name="Standard"><text:s text:c="4"/>else:</text:p>
      <text:p text:style-name="Standard"><text:s text:c="8"/>if j==1 : a=-1 </text:p>
      <text:p text:style-name="Standard"><text:s text:c="8"/>plt.scatter(np.linspace(-10,10,201),(parity(j,U,analytic)[0] )**2, label='Numerical')</text:p>
      <text:p text:style-name="Standard"><text:s text:c="8"/>plt.plot(np.linspace(-10,10,201),(a*parity(j,U,analytic)[1])**2 , label="Inbuilt")</text:p>
      <text:p text:style-name="Standard"><text:s text:c="4"/>plt.title("Probabilty Density for n =" +str(j))</text:p>
      <text:p text:style-name="Standard"><text:s text:c="4"/>plt.grid()</text:p>
      <text:p text:style-name="Standard"><text:s text:c="4"/>plt.legend()</text:p>
      <text:p text:style-name="Standard"><text:s text:c="4"/>plt.show()</text:p>
      <text:p text:style-name="Standard"/>
      <text:p text:style-name="Standard">#For x_max=50</text:p>
      <text:p text:style-name="Standard"/>
      <text:p text:style-name="Standard">fig2=plt.figure(figsize=(10,10))</text:p>
      <text:p text:style-name="Standard">fig2, ((axx1, axx2), (axx3, axx4), (axx5, axx6)) = plt.subplots(3,2)</text:p>
      <text:p text:style-name="Standard">fig2.suptitle('u(x) vs x for N intervals')</text:p>
      <text:p text:style-name="Standard">dict = {'0': axx1,'1': axx2,'2': axx3,'3': axx4,'4': axx5,'5': axx6}</text:p>
      <text:p text:style-name="Standard">fig2.delaxes(axx6)</text:p>
      <text:p text:style-name="Standard">for j in range(5):</text:p>
      <text:p text:style-name="Standard"><text:s text:c="4"/>(E_min,E_max,U,alpha , analytic),a= E(0,50,100,j,0,8,j,10**(-10)),1</text:p>
      <text:p text:style-name="Standard"><text:s text:c="4"/>if j==2 or j==3:</text:p>
      <text:p text:style-name="Standard"><text:s text:c="8"/>sub_plot(dict[str(j)],np.linspace(-50,50,201),-parity(j,U,analytic)[0],-parity(j,U,analytic)[1],"For n =" +str(j))</text:p>
      <text:p text:style-name="Standard"><text:s text:c="4"/>else:</text:p>
      <text:p text:style-name="Standard"><text:s text:c="8"/>if j==1 : a=-1</text:p>
      <text:p text:style-name="Standard"><text:soft-page-break/><text:s text:c="8"/>sub_plot(dict[str(j)],np.linspace(-50,50,201),parity(j,U,analytic)[0] ,a*parity(j,U,analytic)[1],"For n =" +str(j))</text:p>
      <text:p text:style-name="Standard">plt.tight_layout()</text:p>
      <text:p text:style-name="Standard">plt.show()</text:p>
      <text:p text:style-name="Standard"/>
      <text:p text:style-name="Standard">for j in range(5):</text:p>
      <text:p text:style-name="Standard"><text:s text:c="4"/>(E_min,E_max,U,alpha , analytic),a= E(0,50,100,j,0,8,j,10**(-10)),1</text:p>
      <text:p text:style-name="Standard"><text:s text:c="4"/>if j==2 or j==3:</text:p>
      <text:p text:style-name="Standard"><text:s text:c="8"/>plt.scatter(np.linspace(-50,50,201),(-parity(j,U,analytic)[0])**2 , label='Numerical ')</text:p>
      <text:p text:style-name="Standard"><text:s text:c="8"/>plt.plot(np.linspace(-50,50,201),(-parity(j,U,analytic)[1])**2 , label="Inbuilt") </text:p>
      <text:p text:style-name="Standard"><text:s text:c="4"/>else:</text:p>
      <text:p text:style-name="Standard"><text:s text:c="8"/>if j==1 : a=-1 </text:p>
      <text:p text:style-name="Standard"><text:s text:c="8"/>plt.scatter(np.linspace(-50,50,201),(parity(j,U,analytic)[0] )**2, label='Numerical')</text:p>
      <text:p text:style-name="Standard"><text:s text:c="8"/>plt.plot(np.linspace(-50,50,201),(a*parity(j,U,analytic)[1])**2 , label="Inbuilt")</text:p>
      <text:p text:style-name="Standard"><text:s text:c="4"/>plt.title("Probabilty Density for n =" +str(j))</text:p>
      <text:p text:style-name="Standard"><text:s text:c="4"/>plt.grid()</text:p>
      <text:p text:style-name="Standard"><text:s text:c="4"/>plt.legend()</text:p>
      <text:p text:style-name="Standard"><text:s text:c="4"/>plt.xlabel("\u03BE")</text:p>
      <text:p text:style-name="Standard"><text:s text:c="4"/>plt.ylabel("u**2(\u03BE)")</text:p>
      <text:p text:style-name="Standard"><text:s text:c="4"/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7:31:49.735132131</meta:creation-date>
    <dc:date>2022-11-16T17:32:35.783138961</dc:date>
    <meta:editing-duration>PT49S</meta:editing-duration>
    <meta:editing-cycles>1</meta:editing-cycles>
    <meta:document-statistic meta:table-count="0" meta:image-count="0" meta:object-count="0" meta:page-count="5" meta:paragraph-count="208" meta:word-count="610" meta:character-count="7155" meta:non-whitespace-character-count="5970"/>
    <meta:generator>LibreOffice/6.4.7.2$Linux_X86_64 LibreOffice_project/40$Build-2</meta:generator>
  </office:meta>
</office:document-meta>
</file>